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VM – POLYNOMIAL KERNE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e kernel permet de séparer des points qui ne sont linéarement pas séparable en 2 dimensions</text:p>
          </table:table-cell>
          <table:table-cell table:number-columns-repeated="3"/>
        </table:table-row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float" office:value="2.327868056" calcext:value-type="float">
            <text:p>2.327868056</text:p>
          </table:table-cell>
          <table:table-cell office:value-type="float" office:value="2.458016525" calcext:value-type="float">
            <text:p>2.4580165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">
          <table:table-cell office:value-type="float" office:value="3.032830419" calcext:value-type="float">
            <text:p>3.032830419</text:p>
          </table:table-cell>
          <table:table-cell office:value-type="float" office:value="3.170770366" calcext:value-type="float">
            <text:p>3.17077036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">
          <table:table-cell office:value-type="float" office:value="4.485465382" calcext:value-type="float">
            <text:p>4.485465382</text:p>
          </table:table-cell>
          <table:table-cell office:value-type="float" office:value="3.696728111" calcext:value-type="float">
            <text:p>3.69672811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">
          <table:table-cell office:value-type="float" office:value="3.684815246" calcext:value-type="float">
            <text:p>3.684815246</text:p>
          </table:table-cell>
          <table:table-cell office:value-type="float" office:value="3.846846973" calcext:value-type="float">
            <text:p>3.84684697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">
          <table:table-cell office:value-type="float" office:value="2.283558563" calcext:value-type="float">
            <text:p>2.283558563</text:p>
          </table:table-cell>
          <table:table-cell office:value-type="float" office:value="1.853215997" calcext:value-type="float">
            <text:p>1.85321599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3">
          <table:table-cell office:value-type="float" office:value="7.807521179" calcext:value-type="float">
            <text:p>7.807521179</text:p>
          </table:table-cell>
          <table:table-cell office:value-type="float" office:value="3.290132136" calcext:value-type="float">
            <text:p>3.290132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6.132998136" calcext:value-type="float">
            <text:p>6.132998136</text:p>
          </table:table-cell>
          <table:table-cell office:value-type="float" office:value="2.140563087" calcext:value-type="float">
            <text:p>2.140563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7.514829366" calcext:value-type="float">
            <text:p>7.514829366</text:p>
          </table:table-cell>
          <table:table-cell office:value-type="float" office:value="2.107056961" calcext:value-type="float">
            <text:p>2.1070569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5.502385039" calcext:value-type="float">
            <text:p>5.502385039</text:p>
          </table:table-cell>
          <table:table-cell office:value-type="float" office:value="1.404002608" calcext:value-type="float">
            <text:p>1.404002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7.432932365" calcext:value-type="float">
            <text:p>7.432932365</text:p>
          </table:table-cell>
          <table:table-cell office:value-type="float" office:value="4.236232628" calcext:value-type="float">
            <text:p>4.236232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1. Pour réussir a R2 to R3 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.1 Formule : z1 = <text:s/>x1^2 , z2 = <text:s text:c="2"/>SQRT(2 * x1 * x2) , z3 = x2^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/>
        </table:table-row>
        <table:table-row table:style-name="ro3">
          <table:table-cell table:formula="of:=[.A6]^2" office:value-type="float" office:value="5.41896968614522" calcext:value-type="float">
            <text:p>5.4189696861</text:p>
          </table:table-cell>
          <table:table-cell table:formula="of:=SQRT(2*[.A6]*[.B6])" office:value-type="float" office:value="3.382879882487" calcext:value-type="float">
            <text:p>3.3828798825</text:p>
          </table:table-cell>
          <table:table-cell table:formula="of:=[.B6]^2" office:value-type="float" office:value="6.04184523717308" calcext:value-type="float">
            <text:p>6.0418452372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table:formula="of:=[.A7]^2" office:value-type="float" office:value="9.19806035041172" calcext:value-type="float">
            <text:p>9.1980603504</text:p>
          </table:table-cell>
          <table:table-cell table:formula="of:=SQRT(2*[.A7]*[.B7])" office:value-type="float" office:value="4.385523644371" calcext:value-type="float">
            <text:p>4.3855236444</text:p>
          </table:table-cell>
          <table:table-cell table:formula="of:=[.B7]^2" office:value-type="float" office:value="10.0537847139038" calcext:value-type="float">
            <text:p>10.0537847139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table:formula="of:=[.A8]^2" office:value-type="float" office:value="20.1193996931204" calcext:value-type="float">
            <text:p>20.1193996931</text:p>
          </table:table-cell>
          <table:table-cell table:formula="of:=SQRT(2*[.A8]*[.B8])" office:value-type="float" office:value="5.75874048183398" calcext:value-type="float">
            <text:p>5.7587404818</text:p>
          </table:table-cell>
          <table:table-cell table:formula="of:=[.B8]^2" office:value-type="float" office:value="13.6657987266576" calcext:value-type="float">
            <text:p>13.6657987267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table:formula="of:=[.A9]^2" office:value-type="float" office:value="13.577863397154" calcext:value-type="float">
            <text:p>13.5778633972</text:p>
          </table:table-cell>
          <table:table-cell table:formula="of:=SQRT(2*[.A9]*[.B9])" office:value-type="float" office:value="5.32445685025982" calcext:value-type="float">
            <text:p>5.3244568503</text:p>
          </table:table-cell>
          <table:table-cell table:formula="of:=[.B9]^2" office:value-type="float" office:value="14.7982316336793" calcext:value-type="float">
            <text:p>14.7982316337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table:formula="of:=[.A10]^2" office:value-type="float" office:value="5.21463971065063" calcext:value-type="float">
            <text:p>5.2146397107</text:p>
          </table:table-cell>
          <table:table-cell table:formula="of:=SQRT(2*[.A10]*[.B10])" office:value-type="float" office:value="2.90927044429972" calcext:value-type="float">
            <text:p>2.9092704443</text:p>
          </table:table-cell>
          <table:table-cell table:formula="of:=[.B10]^2" office:value-type="float" office:value="3.4344095315367" calcext:value-type="float">
            <text:p>3.4344095315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table:formula="of:=[.A11]^2" office:value-type="float" office:value="60.9573869605336" calcext:value-type="float">
            <text:p>60.9573869605</text:p>
          </table:table-cell>
          <table:table-cell table:formula="of:=SQRT(2*[.A11]*[.B11])" office:value-type="float" office:value="7.16767414626649" calcext:value-type="float">
            <text:p>7.1676741463</text:p>
          </table:table-cell>
          <table:table-cell table:formula="of:=[.B11]^2" office:value-type="float" office:value="10.8249694723399" calcext:value-type="float">
            <text:p>10.824969472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A12]^2" office:value-type="float" office:value="37.6136661361795" calcext:value-type="float">
            <text:p>37.6136661362</text:p>
          </table:table-cell>
          <table:table-cell table:formula="of:=SQRT(2*[.A12]*[.B12])" office:value-type="float" office:value="5.1240744378983" calcext:value-type="float">
            <text:p>5.1240744379</text:p>
          </table:table-cell>
          <table:table-cell table:formula="of:=[.B12]^2" office:value-type="float" office:value="4.58201032942697" calcext:value-type="float">
            <text:p>4.582010329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A13]^2" office:value-type="float" office:value="56.472660400096" calcext:value-type="float">
            <text:p>56.4726604001</text:p>
          </table:table-cell>
          <table:table-cell table:formula="of:=SQRT(2*[.A13]*[.B13])" office:value-type="float" office:value="5.6274636429492" calcext:value-type="float">
            <text:p>5.6274636429</text:p>
          </table:table-cell>
          <table:table-cell table:formula="of:=[.B13]^2" office:value-type="float" office:value="4.43968903689856" calcext:value-type="float">
            <text:p>4.439689036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A14]^2" office:value-type="float" office:value="30.276241117411" calcext:value-type="float">
            <text:p>30.2762411174</text:p>
          </table:table-cell>
          <table:table-cell table:formula="of:=SQRT(2*[.A14]*[.B14])" office:value-type="float" office:value="3.93074113748951" calcext:value-type="float">
            <text:p>3.9307411375</text:p>
          </table:table-cell>
          <table:table-cell table:formula="of:=[.B14]^2" office:value-type="float" office:value="1.9712233232708" calcext:value-type="float">
            <text:p>1.971223323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A15]^2" office:value-type="float" office:value="55.2484835426645" calcext:value-type="float">
            <text:p>55.2484835427</text:p>
          </table:table-cell>
          <table:table-cell table:formula="of:=SQRT(2*[.A15]*[.B15])" office:value-type="float" office:value="7.93569538305626" calcext:value-type="float">
            <text:p>7.9356953831</text:p>
          </table:table-cell>
          <table:table-cell table:formula="of:=[.B15]^2" office:value-type="float" office:value="17.9456668785318" calcext:value-type="float">
            <text:p>17.945666878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1.2 Après il suffit d’utiliser la technique de gradient descent en multivariat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3:22:33.095780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6:15:22.044636687</meta:creation-date>
    <dc:date>2018-01-26T14:35:39.007206588</dc:date>
    <meta:editing-duration>PT1H20M24S</meta:editing-duration>
    <meta:editing-cycles>3</meta:editing-cycles>
    <meta:generator>LibreOffice/5.1.6.2$Linux_X86_64 LibreOffice_project/10m0$Build-2</meta:generator>
    <meta:document-statistic meta:table-count="1" meta:cell-count="81" meta:object-count="0"/>
  </office:meta>
</office:document-meta>
</file>